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e85" officeooo:paragraph-rsid="00071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4:26:30.451404405</meta:creation-date>
    <dc:date>2021-11-12T14:26:47.90248334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7.2$Linux_X86_64 LibreOffice_project/40$Build-2</meta:generator>
  </office:meta>
</office:document-meta>
</file>